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4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6, 1893</text:p>
      <text:p text:style-name="P5">Month<text:tab/><text:tab/><text:tab/><text:tab/><text:tab/><text:tab/>June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Atlantic City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Atlantic City June 16. 93/</text:p>
      <text:p text:style-name="P2">Dear Dr Morais! <text:s/>Congratulating you on your recovery/ from severe illness and hopeful that you will soon be/ able to resume your labors in the field of Judaism,/ I transmit the enclosed circular letter to you and/ trust that you will accept the position assigned to you/ in it./</text:p>
      <text:p text:style-name="P2"><text:tab/>With kind regards/ Yours/ Most Respfy/ M Jastrow/</text:p>
      <text:p text:style-name="P2">The Rev Dr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27:11.83</meta:creation-date>
    <dc:date>2011-12-14T14:29:11.76</dc:date>
    <dc:creator>Penn Libraries</dc:creator>
    <meta:editing-duration>PT00H02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32" meta:character-count="1632"/>
  </office:meta>
</office:document-meta>
</file>